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n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???&quot;, &quot;id&quot;: 0x23, &quot;conj&quot;: &quot;in&quot;, }," calcext:value-type="string">
            <text:p>{ "name": "???", "id": 0x23, "conj": "in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5];&quot;&quot;&quot;, &quot;&quot;id&quot;&quot;: &quot;;[.A35];&quot;, &quot;&quot;conj&quot;&quot;: &quot;&quot;&quot;;[.C35];&quot;&quot;&quot;, },&quot;)" office:value-type="string" office:string-value="{ &quot;name&quot;: &quot;Kalki’s Forest&quot;, &quot;id&quot;: 0x37, &quot;conj&quot;: &quot;in&quot;, }," calcext:value-type="string">
            <text:p>{ "name": "Kalki’s Forest", "id": 0x37, "conj": "in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6];&quot;&quot;&quot;, &quot;&quot;id&quot;&quot;: &quot;;[.A36];&quot;, &quot;&quot;conj&quot;&quot;: &quot;&quot;&quot;;[.C36];&quot;&quot;&quot;, },&quot;)" office:value-type="string" office:string-value="{ &quot;name&quot;: &quot;Kalki’s Forest&quot;, &quot;id&quot;: 0x40, &quot;conj&quot;: &quot;deep inside&quot;, }," calcext:value-type="string">
            <text:p>{ "name": "Kalki’s Forest", "id": 0x40, "conj": "deep inside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Patrick’s Manor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7];&quot;&quot;&quot;, &quot;&quot;id&quot;&quot;: &quot;;[.A37];&quot;, &quot;&quot;conj&quot;&quot;: &quot;&quot;&quot;;[.C37];&quot;&quot;&quot;, },&quot;)" office:value-type="string" office:string-value="{ &quot;name&quot;: &quot;Patrick’s Manor&quot;, &quot;id&quot;: 0x3, &quot;conj&quot;: &quot;in&quot;, }," calcext:value-type="string">
            <text:p>{ "name": "Patrick’s Manor", "id": 0x3, "conj": "in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Abello Castle Hospita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8];&quot;&quot;&quot;, &quot;&quot;id&quot;&quot;: &quot;;[.A38];&quot;, &quot;&quot;conj&quot;&quot;: &quot;&quot;&quot;;[.C38];&quot;&quot;&quot;, },&quot;)" office:value-type="string" office:string-value="{ &quot;name&quot;: &quot;Abello Castle Hospital&quot;, &quot;id&quot;: 0x31, &quot;conj&quot;: &quot;in the&quot;, }," calcext:value-type="string">
            <text:p>{ "name": "Abello Castle Hospital", "id": 0x31, "conj": "in th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somewhere damp</text:p>
          </table:table-cell>
          <table:table-cell/>
          <table:table-cell table:formula="of:=COM.MICROSOFT.CONCAT(&quot;{ &quot;&quot;name&quot;&quot;: &quot;&quot;&quot;;[.B39];&quot;&quot;&quot;, &quot;&quot;id&quot;&quot;: &quot;;[.A39];&quot;, &quot;&quot;conj&quot;&quot;: &quot;&quot;&quot;;[.C39];&quot;&quot;&quot;, },&quot;)" office:value-type="string" office:string-value="{ &quot;name&quot;: &quot;somewhere damp&quot;, &quot;id&quot;: 0x2, &quot;conj&quot;: &quot;&quot;, }," calcext:value-type="string">
            <text:p>{ "name": "somewhere damp", "id": 0x2, "conj": "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oron Cav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0];&quot;&quot;&quot;, &quot;&quot;id&quot;&quot;: &quot;;[.A40];&quot;, &quot;&quot;conj&quot;&quot;: &quot;&quot;&quot;;[.C40];&quot;&quot;&quot;, },&quot;)" office:value-type="string" office:string-value="{ &quot;name&quot;: &quot;Goron Cave&quot;, &quot;id&quot;: 0x38, &quot;conj&quot;: &quot;in&quot;, }," calcext:value-type="string">
            <text:p>{ "name": "Goron Cave", "id": 0x38, "conj": "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oron Cave shop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1];&quot;&quot;&quot;, &quot;&quot;id&quot;&quot;: &quot;;[.A41];&quot;, &quot;&quot;conj&quot;&quot;: &quot;&quot;&quot;;[.C41];&quot;&quot;&quot;, },&quot;)" office:value-type="string" office:string-value="{ &quot;name&quot;: &quot;Goron Cave shop&quot;, &quot;id&quot;: 0x23, &quot;conj&quot;: &quot;in the&quot;, }," calcext:value-type="string">
            <text:p>{ "name": "Goron Cave shop", "id": 0x23, "conj": "in the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2];&quot;&quot;&quot;, &quot;&quot;id&quot;&quot;: &quot;;[.A42];&quot;, &quot;&quot;conj&quot;&quot;: &quot;&quot;&quot;;[.C42];&quot;&quot;&quot;, },&quot;)" office:value-type="string" office:string-value="{ &quot;name&quot;: &quot;Moblin’s Lair&quot;, &quot;id&quot;: 0x3f, &quot;conj&quot;: &quot;at&quot;, }," calcext:value-type="string">
            <text:p>{ "name": "Moblin’s Lair", "id": 0x3f, "conj": "at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3];&quot;&quot;&quot;, &quot;&quot;id&quot;&quot;: &quot;;[.A43];&quot;, &quot;&quot;conj&quot;&quot;: &quot;&quot;&quot;;[.C43];&quot;&quot;&quot;, },&quot;)" office:value-type="string" office:string-value="{ &quot;name&quot;: &quot;Moblin’s Lair&quot;, &quot;id&quot;: 0x20, &quot;conj&quot;: &quot;at&quot;, }," calcext:value-type="string">
            <text:p>{ "name": "Moblin’s Lair", "id": 0x20, "conj": "at", }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onfronting his fate</text:p>
          </table:table-cell>
          <table:table-cell/>
          <table:table-cell table:formula="of:=COM.MICROSOFT.CONCAT(&quot;{ &quot;&quot;name&quot;&quot;: &quot;&quot;&quot;;[.B44];&quot;&quot;&quot;, &quot;&quot;id&quot;&quot;: &quot;;[.A44];&quot;, &quot;&quot;conj&quot;&quot;: &quot;&quot;&quot;;[.C44];&quot;&quot;&quot;, },&quot;)" office:value-type="string" office:string-value="{ &quot;name&quot;: &quot;confronting his fate&quot;, &quot;id&quot;: 0x5f, &quot;conj&quot;: &quot;&quot;, }," calcext:value-type="string">
            <text:p>{ "name": "confronting his fate", "id": 0x5f, "conj": "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the Temple of Wisdom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5];&quot;&quot;&quot;, &quot;&quot;id&quot;&quot;: &quot;;[.A45];&quot;, &quot;&quot;conj&quot;&quot;: &quot;&quot;&quot;;[.C45];&quot;&quot;&quot;, },&quot;)" office:value-type="string" office:string-value="{ &quot;name&quot;: &quot;the Temple of Wisdom&quot;, &quot;id&quot;: 0x30, &quot;conj&quot;: &quot;in&quot;, }," calcext:value-type="string">
            <text:p>{ "name": "the Temple of Wisdom", "id": 0x30, "conj": "i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6];&quot;&quot;&quot;, &quot;&quot;id&quot;&quot;: &quot;;[.A46];&quot;, &quot;&quot;conj&quot;&quot;: &quot;&quot;&quot;;[.C46];&quot;&quot;&quot;, },&quot;)" office:value-type="string" office:string-value="{ &quot;name&quot;: &quot;Fire Temple&quot;, &quot;id&quot;: 0x4, &quot;conj&quot;: &quot;in the&quot;, }," calcext:value-type="string">
            <text:p>{ "name": "Fire Temple", "id": 0x4, "conj": "in th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7];&quot;&quot;&quot;, &quot;&quot;id&quot;&quot;: &quot;;[.A47];&quot;, &quot;&quot;conj&quot;&quot;: &quot;&quot;&quot;;[.C47];&quot;&quot;&quot;, },&quot;)" office:value-type="string" office:string-value="{ &quot;name&quot;: &quot;Fire Temple&quot;, &quot;id&quot;: 0x15, &quot;conj&quot;: &quot;in the&quot;, }," calcext:value-type="string">
            <text:p>{ "name": "Fire Temple", "id": 0x15, "conj": "in the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the 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8];&quot;&quot;&quot;, &quot;&quot;id&quot;&quot;: &quot;;[.A48];&quot;, &quot;&quot;conj&quot;&quot;: &quot;&quot;&quot;;[.C48];&quot;&quot;&quot;, },&quot;)" office:value-type="string" office:string-value="{ &quot;name&quot;: &quot;the Temple of Strength&quot;, &quot;id&quot;: 0x12, &quot;conj&quot;: &quot;in the&quot;, }," calcext:value-type="string">
            <text:p>{ "name": "the Temple of Strength", "id": 0x12, "conj": "in the", },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he 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9];&quot;&quot;&quot;, &quot;&quot;id&quot;&quot;: &quot;;[.A49];&quot;, &quot;&quot;conj&quot;&quot;: &quot;&quot;&quot;;[.C49];&quot;&quot;&quot;, },&quot;)" office:value-type="string" office:string-value="{ &quot;name&quot;: &quot;the Temple of Strength&quot;, &quot;id&quot;: 0x60, &quot;conj&quot;: &quot;in the&quot;, }," calcext:value-type="string">
            <text:p>{ "name": "the Temple of Strength", "id": 0x60, "conj": "in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1:03:43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20T02:04:20.982000000</dc:date>
    <meta:editing-duration>PT16H57M40S</meta:editing-duration>
    <meta:editing-cycles>66</meta:editing-cycles>
    <meta:document-statistic meta:table-count="2" meta:cell-count="388" meta:object-count="0"/>
  </office:meta>
</office:document-meta>
</file>